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a702" officeooo:paragraph-rsid="0017a702"/>
    </style:style>
    <style:style style:name="P2" style:family="paragraph" style:parent-style-name="Standard">
      <style:paragraph-properties fo:text-align="center" style:justify-single-word="false"/>
      <style:text-properties fo:font-weight="normal" officeooo:rsid="0017a702" officeooo:paragraph-rsid="0017a702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7a702" officeooo:paragraph-rsid="0017a702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890dc" officeooo:paragraph-rsid="001890dc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a7afa" officeooo:paragraph-rsid="001a7afa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a7a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shua Escareno</text:p>
      <text:p text:style-name="P1">CS 278</text:p>
      <text:p text:style-name="P1"/>
      <text:p text:style-name="P1"/>
      <text:p text:style-name="P2">Lab 9</text:p>
      <text:p text:style-name="P3">Task 2:</text:p>
      <text:p text:style-name="P3">f(1) = 0</text:p>
      <text:p text:style-name="P3">f(2) = 0</text:p>
      <text:p text:style-name="P3">f(3) = 1</text:p>
      <text:p text:style-name="P3">f(4) = 2</text:p>
      <text:p text:style-name="P3"/>
      <text:p text:style-name="P3">Task 3:</text:p>
      <text:p text:style-name="P4">If the string of bits contains 3 consecutive 0’s they are in the last four bits of the string.</text:p>
      <text:p text:style-name="P4"/>
      <text:p text:style-name="P4">Task 4:</text:p>
      <text:p text:style-name="P4">We can say that the first n-4 bits do not contain 3 consecutive 0’s otherwise it would have been able to be derived using step 1 from the lab notes. We can have <text:span text:style-name="T3">2</text:span><text:span text:style-name="T1">n-4</text:span><text:span text:style-name="T2"> different prefixes given by the rule to determine the amount of functions for a domain and co-domain.</text:span></text:p>
      <text:p text:style-name="P4"><text:span text:style-name="T2"/></text:p>
      <text:p text:style-name="P4"><text:span text:style-name="T2">Task 5:</text:span></text:p>
      <text:p text:style-name="P5"><text:span text:style-name="T2">The recurrence is f(n) = 2</text:span><text:span text:style-name="T1">n- 4</text:span><text:span text:style-name="T2"> + f(n-1)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1T10:26:51.054355512</meta:creation-date>
    <meta:editing-duration>PT9M44S</meta:editing-duration>
    <meta:editing-cycles>2</meta:editing-cycles>
    <meta:generator>LibreOffice/5.1.6.2$Linux_X86_64 LibreOffice_project/10m0$Build-2</meta:generator>
    <dc:date>2018-04-01T10:46:40.950191563</dc:date>
    <meta:document-statistic meta:table-count="0" meta:image-count="0" meta:object-count="0" meta:page-count="1" meta:paragraph-count="14" meta:word-count="105" meta:character-count="487" meta:non-whitespace-character-count="395"/>
  </office:meta>
</office:document-meta>
</file>